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
    </style:style>
    <style:style style:name="P2" style:family="paragraph" style:parent-style-name="Standard">
      <style:text-properties style:font-name="Times New Roman" fo:font-size="12pt" fo:font-weight="bold" style:font-size-asian="12pt" style:font-weight-asian="bold" style:font-name-complex="Times New Roman"/>
    </style:style>
    <style:style style:name="P3" style:family="paragraph" style:parent-style-name="Standard">
      <style:text-properties style:font-name="Times New Roman" fo:font-size="12pt" fo:font-weight="normal" style:font-size-asian="10.5pt" style:font-weight-asian="normal" style:font-name-complex="Times New Roman" style:font-size-complex="12pt" style:font-weight-complex="normal"/>
    </style:style>
    <style:style style:name="P4" style:family="paragraph" style:parent-style-name="Standard">
      <style:text-properties style:font-name="Times New Roman" fo:font-size="12pt" fo:font-weight="normal" style:font-size-asian="12pt" style:font-weight-asian="normal" style:font-name-complex="Times New Roman" style:font-weight-complex="normal"/>
    </style:style>
    <style:style style:name="P5" style:family="paragraph" style:parent-style-name="Standard">
      <style:text-properties style:font-name="Times New Roman" fo:font-size="18pt" style:font-size-asian="18pt" style:font-name-complex="Times New Roman"/>
    </style:style>
    <style:style style:name="P6" style:family="paragraph" style:parent-style-name="Standard">
      <style:text-properties style:font-name="Times New Roman" fo:font-size="18pt" fo:font-weight="bold" style:font-size-asian="18pt" style:font-weight-asian="bold" style:font-name-complex="Times New Roman" style:font-size-complex="18pt" style:font-weight-complex="bold"/>
    </style:style>
    <style:style style:name="P7" style:family="paragraph" style:parent-style-name="Standard">
      <style:text-properties style:font-name="Times New Roman" style:font-name-complex="Times New Roman"/>
    </style:style>
    <style:style style:name="P8" style:family="paragraph" style:parent-style-name="Standard">
      <style:text-properties style:text-position="sub 58%" style:font-name="Times New Roman" fo:font-size="12pt" style:font-size-asian="12pt" style:font-name-complex="Times New Roman"/>
    </style:style>
    <style:style style:name="P9" style:family="paragraph" style:parent-style-name="Standard">
      <style:paragraph-properties fo:margin-left="0cm" fo:margin-right="0cm" fo:text-indent="1.249cm" style:auto-text-indent="false"/>
      <style:text-properties style:font-name="Times New Roman" fo:font-size="12pt" style:font-size-asian="12pt" style:font-name-complex="Times New Roman"/>
    </style:style>
    <style:style style:name="P10" style:family="paragraph" style:parent-style-name="Standard" style:master-page-name="Standard">
      <style:paragraph-properties style:page-number="auto"/>
      <style:text-properties style:font-name="Times New Roman" fo:font-size="12pt" style:font-size-asian="12pt" style:font-name-complex="Times New Roman"/>
    </style:style>
    <style:style style:name="T1" style:family="text">
      <style:text-properties fo:font-size="12pt" style:font-size-asian="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18pt" style:font-size-asian="18pt"/>
    </style:style>
    <style:style style:name="T5" style:family="text">
      <style:text-properties fo:font-size="18pt" style:font-name-asian="Times New Roman" style:font-size-asian="18pt"/>
    </style:style>
    <style:style style:name="T6" style:family="text">
      <style:text-properties style:font-name-asian="Times New Roman"/>
    </style:style>
    <style:style style:name="T7" style:family="text">
      <style:text-properties style:text-position="sub 58%"/>
    </style:style>
    <style:style style:name="T8" style:family="text">
      <style:text-properties style:text-underline-style="solid" style:text-underline-width="auto" style:text-underline-color="font-color"/>
    </style:style>
    <style:style style:name="T9" style:family="text">
      <style:text-properties fo:font-size="15pt" style:font-size-asian="15pt"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 gras, le numéro des hauts parleurs</text:p>
      <text:p text:style-name="P1"/>
      <text:p text:style-name="P1"/>
      <text:p text:style-name="P5">Götz=go.</text:p>
      <text:p text:style-name="P1"/>
      <text:p text:style-name="P1">-Divisé en 7 parties indépendantes mais qui doivent être diffusées l’une après l’autre dans la totalité du dispositif.</text:p>
      <text:p text:style-name="P1"/>
      <text:p text:style-name="P1"/>
      <text:p text:style-name="P1">Part1= GO_a</text:p>
      <text:p text:style-name="P1"/>
      <text:p text:style-name="P1">GO_a01: <text:span text:style-name="T2">7</text:span></text:p>
      <text:p text:style-name="P1">GO_a02: <text:span text:style-name="T2">7 8</text:span></text:p>
      <text:p text:style-name="P1">GO_a03: <text:span text:style-name="T2">7</text:span></text:p>
      <text:p text:style-name="P1">GO_a04:<text:span text:style-name="T2"> 8</text:span></text:p>
      <text:p text:style-name="P1">GO_a05 :</text:p>
      <text:p text:style-name="P1">GO_a06</text:p>
      <text:p text:style-name="P1"/>
      <text:p text:style-name="P1"/>
      <text:p text:style-name="P1"/>
      <text:p text:style-name="P1">Part2=GO_b</text:p>
      <text:p text:style-name="P1"/>
      <text:p text:style-name="P1">GO_b01: <text:span text:style-name="T2">1 2 3 4</text:span> (niveau sonore très faible)</text:p>
      <text:p text:style-name="P1">GO_b02 : 5 (peut être faire un passage entre les deux)</text:p>
      <text:p text:style-name="P1"/>
      <text:p text:style-name="P1">Part3=GO_c</text:p>
      <text:p text:style-name="P1"/>
      <text:p text:style-name="P1">GO_c01:<text:span text:style-name="T2"> 2</text:span></text:p>
      <text:p text:style-name="P1">GO_c02: <text:span text:style-name="T2">4</text:span></text:p>
      <text:p text:style-name="P1">GO_c03: <text:span text:style-name="T2">1</text:span></text:p>
      <text:p text:style-name="P1">GO_c04:<text:span text:style-name="T2"> 3</text:span></text:p>
      <text:p text:style-name="P1">GO_c05: <text:span text:style-name="T2">1 2 3 4</text:span></text:p>
      <text:p text:style-name="P1"/>
      <text:p text:style-name="P1">Part4=GO_d</text:p>
      <text:p text:style-name="P1"/>
      <text:p text:style-name="P1">GO_d01 : <text:span text:style-name="T2">1 2 3 4</text:span> (niveau sonore très faible)</text:p>
      <text:p text:style-name="P1">GO_d02 : <text:span text:style-name="T2">1 2 </text:span>(niveau sonore très faible)</text:p>
      <text:p text:style-name="P1">GO_d03: <text:span text:style-name="T2">1 2 3 4 </text:span>(niveau sonore très faible)</text:p>
      <text:p text:style-name="P1">GO_d04: <text:span text:style-name="T2">1 2 </text:span>(niveau sonore très faible)</text:p>
      <text:p text:style-name="P1">GO_d05: <text:span text:style-name="T2">3 4 </text:span>(niveau sonore très faible)</text:p>
      <text:p text:style-name="P1">GO_d06: <text:span text:style-name="T2">1 2 </text:span>(niveau sonore très faible)</text:p>
      <text:p text:style-name="P1">GO_d07:<text:span text:style-name="T2"> 3 4 </text:span>(niveau sonore très faible)</text:p>
      <text:p text:style-name="P1">GO_d08:<text:span text:style-name="T2"> 1 2 </text:span>(niveau sonore très faible)</text:p>
      <text:p text:style-name="P1">GO_d09:<text:span text:style-name="T2"> 3 4 </text:span>(niveau sonore très faible)</text:p>
      <text:p text:style-name="P1">GO_d10:<text:span text:style-name="T2"> 1 2 </text:span>(niveau sonore très faible)</text:p>
      <text:p text:style-name="P1">GO_d11:<text:span text:style-name="T2"> 3 4 </text:span>(niveau sonore très faible)</text:p>
      <text:p text:style-name="P1">GO_d12:<text:span text:style-name="T2"> 1 2 </text:span>(niveau sonore très faible)</text:p>
      <text:p text:style-name="P1">GO_d13:<text:span text:style-name="T2"> 3 4 </text:span>(niveau sonore très faible)</text:p>
      <text:p text:style-name="P1"/>
      <text:p text:style-name="P1"/>
      <text:p text:style-name="P1">Part5= GO_e</text:p>
      <text:p text:style-name="P1"/>
      <text:p text:style-name="P1"><text:soft-page-break/>GO_e01: <text:span text:style-name="T2">5 10</text:span></text:p>
      <text:p text:style-name="P1">GO_e02: <text:span text:style-name="T2">7</text:span></text:p>
      <text:p text:style-name="P1">GO_e03: <text:span text:style-name="T2">8</text:span></text:p>
      <text:p text:style-name="P1">GO_e04: <text:span text:style-name="T2">7</text:span></text:p>
      <text:p text:style-name="P1">GO_e05: <text:span text:style-name="T2">8</text:span></text:p>
      <text:p text:style-name="P1">GO_e06: <text:span text:style-name="T2">9 10</text:span></text:p>
      <text:p text:style-name="P1">GO_e07: <text:span text:style-name="T2">9</text:span></text:p>
      <text:p text:style-name="P1">GO_e08: <text:span text:style-name="T2">10</text:span></text:p>
      <text:p text:style-name="P1">GO_e09: <text:span text:style-name="T2">9</text:span></text:p>
      <text:p text:style-name="P1">GO_e10: <text:span text:style-name="T2">10</text:span></text:p>
      <text:p text:style-name="P1">GO_e11: <text:span text:style-name="T2">7 8 9 10</text:span></text:p>
      <text:p text:style-name="P1">GO_e12: <text:span text:style-name="T2">7 8 9 10 (plus fort)</text:span></text:p>
      <text:p text:style-name="P2"/>
      <text:p text:style-name="P1"/>
      <text:p text:style-name="P1">Part6= GO_f</text:p>
      <text:p text:style-name="P1"/>
      <text:p text:style-name="P1">GO_f01: <text:span text:style-name="T2">1 2 3 4</text:span> (sourd)</text:p>
      <text:p text:style-name="P1"/>
      <text:p text:style-name="P1">part7= GO_g</text:p>
      <text:p text:style-name="P1"/>
      <text:p text:style-name="P1">GO_g01: <text:span text:style-name="T2">1 2 3 4</text:span> (+plus fort que GO_f01)</text:p>
      <text:p text:style-name="P1">GO_g02: <text:span text:style-name="T2">2</text:span></text:p>
      <text:p text:style-name="P1">GO_g03: <text:span text:style-name="T2">2 3</text:span></text:p>
      <text:p text:style-name="P1">GO_g04: <text:span text:style-name="T2">1 2 3 4</text:span></text:p>
      <text:p text:style-name="P1">GO_g05:<text:span text:style-name="T2"> 5</text:span></text:p>
      <text:p text:style-name="P1">GO_g06: <text:span text:style-name="T2">1 2 3 4</text:span></text:p>
      <text:p text:style-name="P1">GO_g07: <text:span text:style-name="T2">5</text:span></text:p>
      <text:p text:style-name="P1">GO_g08: <text:span text:style-name="T2">1 2 3 4</text:span></text:p>
      <text:p text:style-name="P1">GO_g09: <text:span text:style-name="T2">5</text:span></text:p>
      <text:p text:style-name="P1">GO_g10: <text:span text:style-name="T2">1 2 3 4</text:span></text:p>
      <text:p text:style-name="P1">GO_g11: <text:span text:style-name="T2">1 2 <text:s/>3 4 5</text:span></text:p>
      <text:p text:style-name="P1"/>
      <text:p text:style-name="P1"/>
      <text:p text:style-name="P5">François = FR_</text:p>
      <text:p text:style-name="P1"/>
      <text:p text:style-name="P1"/>
      <text:p text:style-name="P1">-Tirage aléatoire</text:p>
      <text:p text:style-name="P1">- Hauts parleurs du bassin en priorité ( <text:span text:style-name="T2">5 6 7 8 9 10</text:span>), et particulièrement<text:span text:style-name="T2"> 6</text:span> et <text:span text:style-name="T2">9/10</text:span></text:p>
      <text:p text:style-name="P1">-Possibilité de 1/ 2 ou 3 HP en même temps</text:p>
      <text:p text:style-name="P1">-<text:span text:style-name="T2"> 5</text:span> moins fréquent</text:p>
      <text:p text:style-name="P1"/>
      <text:p text:style-name="P1">Tous les fragments sont autonomes, et peuvent être piochés à n’importe quel moment</text:p>
      <text:p text:style-name="P1"/>
      <text:p text:style-name="P1">espacés dans le temps: a01 b01 c01 d01</text:p>
      <text:p text:style-name="P1"/>
      <text:p text:style-name="P1">les “h” peuvent se supperposer</text:p>
      <text:p text:style-name="P1"/>
      <text:p text:style-name="P1">e02 répété 3x au même niveau sonore</text:p>
      <text:p text:style-name="P1">h04 sur <text:span text:style-name="T3">6</text:span></text:p>
      <text:p text:style-name="P1">i01 apparet sans autres pistes 10 fois, en décalés de 1s sur un haut parleur différents à chaque foi </text:p>
      <text:p text:style-name="P1">m01, répété plusiseurs 3 fois en en décallé de 0,5s</text:p>
      <text:p text:style-name="P1"/>
      <text:p text:style-name="P1"><text:soft-page-break/>Les fragments qui ont la même lettre sont particulièrement liés et peuvent être diffusés à la suite, dans la totalité ou par ensemble (ou 2 par 2 ou 3 par 3,ect) qui se suivent </text:p>
      <text:p text:style-name="P1"/>
      <text:p text:style-name="P1"/>
      <text:p text:style-name="P5">Vincent= VT_</text:p>
      <text:p text:style-name="P1"/>
      <text:p text:style-name="P1">-Lecture aléatoire dans les fragments</text:p>
      <text:p text:style-name="P1">-Possibilité sur tout les hauts parleurs mais diffusion moins fréquente sur <text:span text:style-name="T2">5 6</text:span>, encore moins sur <text:span text:style-name="T2">1 2 3 4</text:span></text:p>
      <text:p text:style-name="P1">- les fragments qui finissent par une même lettre ont une affinité particulière et peuvent être diffusés à la suite ou par ensembles (2 par 2 ou 3 par trois, ou..)</text:p>
      <text:p text:style-name="P1"/>
      <text:p text:style-name="P1">les fragemts peuvent se supperposer de quelques secondes</text:p>
      <text:p text:style-name="P1"/>
      <text:p text:style-name="P1"/>
      <text:p text:style-name="P1">-Les fragments suivants sont classé par fréquence plus ou moins forte de diffusion :</text:p>
      <text:p text:style-name="P1"><text:tab/></text:p>
      <text:p text:style-name="P1"><text:tab/>diffusion peu fréquente : VT_V01 b01</text:p>
      <text:p text:style-name="P1"/>
      <text:p text:style-name="P9">diffusion fréquente : VT_m01 VT_o02 VT_p01 VT_s01 VT_i02 (sur le <text:span text:style-name="T2">6 </text:span>plus particulièrement, niveau faible) VT_d04</text:p>
      <text:p text:style-name="P9"/>
      <text:p text:style-name="P9">diffusion assez fréquente : VT_c01 la suite VT VT_d03 VT_d04</text:p>
      <text:p text:style-name="P1"/>
      <text:p text:style-name="P1"/>
      <text:p text:style-name="P1">VT_u06 : niveau fort</text:p>
      <text:p text:style-name="P1"/>
      <text:p text:style-name="P1"/>
      <text:p text:style-name="P1"/>
      <text:p text:style-name="P7"><text:span text:style-name="T4">Rose=RA_</text:span><text:span text:style-name="T1"> (texte 1)</text:span></text:p>
      <text:p text:style-name="P7"><text:span text:style-name="T5"><text:s text:c="8"/></text:span><text:span text:style-name="T4">=RB_</text:span><text:span text:style-name="T1"> .(text 2)</text:span></text:p>
      <text:p text:style-name="P1"/>
      <text:p text:style-name="P1"><text:span text:style-name="T6"><text:s/></text:span>RA et RB lus simultanément selon la découpe (ex RA_a01 avec RB_a01) sur des HP différents :<text:span text:style-name="T2"> 7</text:span> <text:span text:style-name="T2">8</text:span> <text:span text:style-name="T2">9 ou 10</text:span></text:p>
      <text:p text:style-name="P1">Préférence pour<text:span text:style-name="T2"> 9 10</text:span></text:p>
      <text:p text:style-name="P2"/>
      <text:p text:style-name="P1">Fréquence d’apparition global faible</text:p>
      <text:p text:style-name="P1">Une facilité pour que les groupes a b c sortent à la suite dans leur intégralité</text:p>
      <text:p text:style-name="P1">Lorsque la totalité d’un groupe est tiré :</text:p>
      <text:p text:style-name="P1">Peu de diffusion autour quand RA et RB apparaissent simultanément et seul sur les dernières secondes de diffusion des parties a b c (comme si le son prenait petit à petit la place)</text:p>
      <text:p text:style-name="P1"/>
      <text:p text:style-name="P1">Volume en crescendo</text:p>
      <text:p text:style-name="P1"/>
      <text:p text:style-name="P1">Silence de 2 seconde à la fin de la diffusion</text:p>
      <text:p text:style-name="P1"/>
      <text:p text:style-name="P1">RB peut être lut sur <text:span text:style-name="T2">1 2 3 4 (</text:span>simultanément ou séparément) selon les regroupements par lettre final (ex : RB.1a RB.2a R2.3a …) à un volume faible</text:p>
      <text:p text:style-name="P8"/>
      <text:p text:style-name="P1"/>
      <text:p text:style-name="P5"><text:soft-page-break/>JIM=JIM_</text:p>
      <text:p text:style-name="P1"/>
      <text:p text:style-name="P1">Ensemble lu sur <text:span text:style-name="T2">5 6 7 8 9 ou 10</text:span></text:p>
      <text:p text:style-name="P1"/>
      <text:p text:style-name="P1">JIM_ peu sortir dans son intégralité</text:p>
      <text:p text:style-name="P1"/>
      <text:p text:style-name="P1">JIM_a01 : peu fréquent </text:p>
      <text:p text:style-name="P1"><text:tab/> <text:s text:c="4"/>En écho 5 foi en decrescendo sur 5 HP différent entre <text:span text:style-name="T2">5 6 7 8 9 10</text:span></text:p>
      <text:p text:style-name="P2"/>
      <text:p text:style-name="P1">JIM_d01 : peu fréquent</text:p>
      <text:p text:style-name="P1"/>
      <text:p text:style-name="P1">JIM_b01 et JIM_b02 sont très lié, doivent sortir sur des HP dans le bassin</text:p>
      <text:p text:style-name="P1">Fréquence de diffusion assez forte</text:p>
      <text:p text:style-name="P1"/>
      <text:p text:style-name="P6">nathaliaA=na.</text:p>
      <text:p text:style-name="P6">nathaliaB=nb.</text:p>
      <text:p text:style-name="P6"/>
      <text:p text:style-name="P3">Il n'y a qu'une seule partie “a” dans na. et nb.</text:p>
      <text:p text:style-name="P3">Elles sont composé du même nombre d'extraits: 01 02 03 04 et 05</text:p>
      <text:p text:style-name="P3"/>
      <text:p text:style-name="P3"><text:span text:style-name="T8">Les parties na et nb </text:span>: peuvent être jouées en même temps dans leurs intégralité dans des HP différents</text:p>
      <text:p text:style-name="P3">- il faut que na et nb soient joué de manière à ce qu'ils sincronisé (qu'ils commencent au même moment), ensuite, ils sont autonomes: les extraits de na s'enchaînent de manière indépendante des extraits de nb</text:p>
      <text:p text:style-name="P3">- il s'agit de la combinaison qui a le plus de chance d'être appliquée. </text:p>
      <text:p text:style-name="P3"/>
      <text:p text:style-name="P3"><text:tab/><text:tab/><text:tab/>peuvent être jouées séparément</text:p>
      <text:p text:style-name="P3"/>
      <text:p text:style-name="P3"/>
      <text:p text:style-name="P3">l<text:span text:style-name="T8">es extraits de na et de nb</text:span>: <text:s/>peuvent être joués en même temps seul (na.a01 avec nb.a01). <text:s/></text:p>
      <text:p text:style-name="P3"><text:tab/><text:tab/><text:tab/> <text:s text:c="7"/>De la même manière, ils peuvent être joués deux par deux ou trois par trois ou quatre par quatre. Lorsque un extrait a été tiré, et que de manière arbitraire, il est décité que, par exemple, 3 parties seront jouées, alors, ces trois parties sont jouées en se suivant de manière linéaire. </text:p>
      <text:p text:style-name="P3">(ex: 3 parties de na et de nb vont être joué en même temps, il a été décidé que ce serait les parties na.a03 et nb.a04 qui serait jouées en même temps, suiveront, de manière autonome, comme précédement lorsque que les parties étaient tirées dans leurs intégralité, les extraits na.a04 et na.a05 et nb.a04 et nb.a05)</text:p>
      <text:p text:style-name="P3"><text:tab/><text:tab/><text:tab/> <text:s text:c="7"/>ils peuvent également être joué seul, séparément, de manière indépendantes (ex: na.a01 seul) deux par deux, trois par trois ou quatre par quatre. Ils doivent alors se suivre de manière linéaire.</text:p>
      <text:p text:style-name="P3"/>
      <text:p text:style-name="P3"/>
      <text:p text:style-name="P6">nathaliaC=nc.</text:p>
      <text:p text:style-name="P4"><text:tab/><text:tab/><text:tab/> <text:s text:c="6"/><text:tab/></text:p>
      <text:p text:style-name="P4">il s'agit des bruits anex de l'enregistrement de nathalia.</text:p>
      <text:p text:style-name="P4">Ils peuvent être joué n'importe quand sur les hauts parleurs: </text:p>
      <text:p text:style-name="P4">ils ne doivent pas apparaître trop souvent.</text:p>
      <text:p text:style-name="P4"/>
      <text:p text:style-name="P4"><text:soft-page-break/>nc.a01: sur <text:span text:style-name="T3">7 8 9 </text:span>ou <text:span text:style-name="T3">10</text:span></text:p>
      <text:p text:style-name="P4"><text:tab/>vols 0.05 </text:p>
      <text:p text:style-name="P4"><text:tab/>toute les 8 min</text:p>
      <text:p text:style-name="P4"/>
      <text:p text:style-name="P4">nc.b01: sur un seul HP à la foi</text:p>
      <text:p text:style-name="P4"><text:tab/> peut être joué sur <text:span text:style-name="T3">5 6 8 9 </text:span>ou <text:span text:style-name="T3">10</text:span></text:p>
      <text:p text:style-name="P4"><text:tab/>toutes les 10 min</text:p>
      <text:p text:style-name="P4"/>
      <text:p text:style-name="P4">nc.c01: vols 0.07</text:p>
      <text:p text:style-name="P4">nc.c02 : vols 0.09</text:p>
      <text:p text:style-name="P4">nc.c01et nc.c02: toujours lu à la suite</text:p>
      <text:p text:style-name="P4"><text:tab/><text:tab/> <text:s text:c="2"/>joués sur 2 les HP différents: </text:p>
      <text:p text:style-name="P4"><text:s/><text:span text:style-name="T3">7 </text:span>puis<text:span text:style-name="T3"> 8 </text:span><text:span text:style-name="T9">ou</text:span> <text:span text:style-name="T3">9</text:span> puis <text:span text:style-name="T3">10</text:span></text:p>
      <text:p text:style-name="P4"><text:tab/><text:tab/> <text:s/>toutes les 3 min </text:p>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font-name-asian="Arial Unicode MS1" style:font-size-asian="12pt" style:language-asian="zh" style:country-asian="CN" style:font-name-complex="Arial Unicode MS1"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ötz :</dc:title>
    <meta:editing-duration>P2171DT10H35M</meta:editing-duration>
    <dc:date>2012-06-23T18:10:26</dc:date>
    <meta:generator>LibreOffice/3.5$MacOSX_x86 LibreOffice_project/165a79a-7059095-e13bb37-fef39a4-9503d18</meta:generator>
    <meta:editing-cycles>4</meta:editing-cycles>
    <meta:document-statistic meta:table-count="0" meta:image-count="0" meta:object-count="0" meta:page-count="5" meta:paragraph-count="133" meta:word-count="1061" meta:character-count="5616" meta:non-whitespace-character-count="4602"/>
    <meta:user-defined meta:name="Info 1"/>
    <meta:user-defined meta:name="Info 2"/>
    <meta:user-defined meta:name="Info 3"/>
    <meta:user-defined meta:name="Info 4"/>
  </office:meta>
</office:document-meta>
</file>